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/>
    </style:style>
    <style:style style:name="P4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WEEKEND BUFFET</text:span></text:p>
      <text:p text:style-name="P2"><text:span text:style-name="T1">FILIPINO CUISINE</text:span></text:p>
      <text:p text:style-name="P3"/>
      <text:p text:style-name="P2"><text:span text:style-name="T1">JULY 22, 2016</text:span></text:p>
      <text:p text:style-name="P2"><text:span text:style-name="T1">FRIDAY</text:span></text:p>
      <text:p text:style-name="P1"/>
      <text:p text:style-name="P2"><text:span text:style-name="T1">APPETIZER</text:span></text:p>
      <text:p text:style-name="P2">SHANGHAI LUMPIA</text:p>
      <text:p text:style-name="P2">BAKED TAHONG</text:p>
      <text:p text:style-name="P2"/>
      <text:p text:style-name="P2"><text:span text:style-name="T1">SALADS</text:span></text:p>
      <text:p text:style-name="P2">CUCUMBER KANI SALAD</text:p>
      <text:p text:style-name="P2">POTATO SALAD</text:p>
      <text:p text:style-name="P2">SEAWEEDS SALAD</text:p>
      <text:p text:style-name="P2">MIXED GREEN SALAD W/ CONDIMENTS &amp; DRESSING</text:p>
      <text:p text:style-name="P2"/>
      <text:p text:style-name="P2"><text:span text:style-name="T1">BREAD AND BUTTER</text:span></text:p>
      <text:p text:style-name="P2"/>
      <text:p text:style-name="P2"><text:span text:style-name="T1">SOUP</text:span></text:p>
      <text:p text:style-name="P2">CHICKEN AND CORN SOUP</text:p>
      <text:p text:style-name="P2">FISH TINOLA W/ MALUNGGAY</text:p>
      <text:p text:style-name="P2"/>
      <text:p text:style-name="P2"><text:span text:style-name="T1">CARVING STATION</text:span></text:p>
      <text:p text:style-name="P2">PORK PINA HAMONADA</text:p>
      <text:p text:style-name="P2"/>
      <text:p text:style-name="P2"><text:span text:style-name="T1">HALO- HALO STATION</text:span></text:p>
      <text:p text:style-name="P2"/>
      <text:p text:style-name="P2"><text:span text:style-name="T1">MAIN COURSE</text:span></text:p>
      <text:p text:style-name="P2">SEAFOODS PLATTER</text:p>
      <text:p text:style-name="P2">CHICKEN GALANTINA</text:p>
      <text:p text:style-name="P2">PINOY BEEF W/ BROCCOLI </text:p>
      <text:p text:style-name="P2">PINAKBET</text:p>
      <text:p text:style-name="P2">BIHON GUISADO</text:p>
      <text:p text:style-name="P2">PLAIN RICE</text:p>
      <text:p text:style-name="P2"/>
      <text:p text:style-name="P2"><text:span text:style-name="T1">DESSERT</text:span></text:p>
      <text:p text:style-name="P2">SUMAN MORON</text:p>
      <text:p text:style-name="P2">CASSAVA CAKE</text:p>
      <text:p text:style-name="P2">UBE BIKO</text:p>
      <text:p text:style-name="P2">STRAWBERRY JELLY ROLL</text:p>
      <text:p text:style-name="P2">FRESH FRUIT PLATTER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sino Espanol de Cebu Inc.</meta:initial-creator>
    <dc:creator>erwin </dc:creator>
    <meta:editing-cycles>5</meta:editing-cycles>
    <meta:print-date>2016-07-12T04:56:00</meta:print-date>
    <meta:creation-date>2016-07-07T06:58:00</meta:creation-date>
    <dc:date>2016-07-20T16:56:28.98</dc:date>
    <meta:editing-duration>PT2M</meta:editing-duration>
    <meta:generator>OpenOffice.org/3.3$Win32 OpenOffice.org_project/330m20$Build-9567</meta:generator>
    <meta:document-statistic meta:table-count="0" meta:image-count="0" meta:object-count="0" meta:page-count="1" meta:paragraph-count="32" meta:word-count="76" meta:character-count="470"/>
    <meta:user-defined meta:name="AppVersion">12.0000</meta:user-defined>
    <meta:user-defined meta:name="Company">ce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